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955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Hash</text:p>
          </table:table-cell>
          <table:table-cell office:value-type="string">
            <text:p>Name</text:p>
          </table:table-cell>
          <table:table-cell office:value-type="string">
            <text:p>Group</text:p>
          </table:table-cell>
          <table:table-cell office:value-type="string">
            <text:p>Level</text:p>
          </table:table-cell>
        </table:table-row>
        <table:table-row table:style-name="ro1">
          <table:table-cell office:value-type="string">
            <text:p>#BA</text:p>
          </table:table-cell>
          <table:table-cell office:value-type="string">
            <text:p>Guardian AIC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#BB</text:p>
          </table:table-cell>
          <table:table-cell office:value-type="string">
            <text:p>Guardian Head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#BC</text:p>
          </table:table-cell>
          <table:table-cell office:value-type="string">
            <text:p>Guardian Elder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#BD</text:p>
          </table:table-cell>
          <table:table-cell office:value-type="string">
            <text:p>Guardian Membe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#BE</text:p>
          </table:table-cell>
          <table:table-cell office:value-type="string">
            <text:p>Guardian Trainee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#BF</text:p>
          </table:table-cell>
          <table:table-cell office:value-type="string">
            <text:p>Channel AIC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#BG</text:p>
          </table:table-cell>
          <table:table-cell office:value-type="string">
            <text:p>Channel Head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#BH</text:p>
          </table:table-cell>
          <table:table-cell office:value-type="string">
            <text:p>Channel Elde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#BI</text:p>
          </table:table-cell>
          <table:table-cell office:value-type="string">
            <text:p>Channel Member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#BJ</text:p>
          </table:table-cell>
          <table:table-cell office:value-type="string">
            <text:p>Channel Traine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#BK</text:p>
          </table:table-cell>
          <table:table-cell office:value-type="string">
            <text:p>Mason AIC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#BL</text:p>
          </table:table-cell>
          <table:table-cell office:value-type="string">
            <text:p>Mason Head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#BM</text:p>
          </table:table-cell>
          <table:table-cell office:value-type="string">
            <text:p>Mason Elder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string">
            <text:p>#BN</text:p>
          </table:table-cell>
          <table:table-cell office:value-type="string">
            <text:p>Mason Member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#BO</text:p>
          </table:table-cell>
          <table:table-cell office:value-type="string">
            <text:p>Mason Traine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#BP</text:p>
          </table:table-cell>
          <table:table-cell office:value-type="string">
            <text:p>Scribe AIC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#BQ</text:p>
          </table:table-cell>
          <table:table-cell office:value-type="string">
            <text:p>Scribe Head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string">
            <text:p>#BR</text:p>
          </table:table-cell>
          <table:table-cell office:value-type="string">
            <text:p>Scribe Elder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#BS</text:p>
          </table:table-cell>
          <table:table-cell office:value-type="string">
            <text:p>Scribe Member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#BT</text:p>
          </table:table-cell>
          <table:table-cell office:value-type="string">
            <text:p>Scribe Traine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#BU</text:p>
          </table:table-cell>
          <table:table-cell office:value-type="string">
            <text:p>Bugge Aic</text:p>
          </table:table-cell>
          <table:table-cell table:number-columns-repeated="2" office:value-type="float" office:value="5">
            <text:p>5</text:p>
          </table:table-cell>
        </table:table-row>
        <table:table-row table:style-name="ro2">
          <table:table-cell office:value-type="string">
            <text:p>#BV</text:p>
          </table:table-cell>
          <table:table-cell office:value-type="string">
            <text:p>Bugge Head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#BW</text:p>
          </table:table-cell>
          <table:table-cell office:value-type="string">
            <text:p>Bugge Elder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#BX</text:p>
          </table:table-cell>
          <table:table-cell office:value-type="string">
            <text:p>Bugge Member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#BY</text:p>
          </table:table-cell>
          <table:table-cell office:value-type="string">
            <text:p>Bugge Traine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#BZ</text:p>
          </table:table-cell>
          <table:table-cell office:value-type="string">
            <text:p>Pixel AIC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#B[</text:p>
          </table:table-cell>
          <table:table-cell office:value-type="string">
            <text:p>Pixel Head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#B\</text:p>
          </table:table-cell>
          <table:table-cell office:value-type="string">
            <text:p>Pixel Elder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#B]</text:p>
          </table:table-cell>
          <table:table-cell office:value-type="string">
            <text:p>Pixel Member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#B^</text:p>
          </table:table-cell>
          <table:table-cell office:value-type="string">
            <text:p>Pixel Trainee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#B_</text:p>
          </table:table-cell>
          <table:table-cell office:value-type="string">
            <text:p>Welcomer AIC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#B`</text:p>
          </table:table-cell>
          <table:table-cell office:value-type="string">
            <text:p>Welcomer Head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#Ba</text:p>
          </table:table-cell>
          <table:table-cell office:value-type="string">
            <text:p>Welcomer Elder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#Bb</text:p>
          </table:table-cell>
          <table:table-cell office:value-type="string">
            <text:p>Welcomer Member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#Bc</text:p>
          </table:table-cell>
          <table:table-cell office:value-type="string">
            <text:p>Welcomer Trainee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#Bd</text:p>
          </table:table-cell>
          <table:table-cell office:value-type="string">
            <text:p>Helper AIC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#Be</text:p>
          </table:table-cell>
          <table:table-cell office:value-type="string">
            <text:p>Helper Head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#Bf</text:p>
          </table:table-cell>
          <table:table-cell office:value-type="string">
            <text:p>Helper Elder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#Bg</text:p>
          </table:table-cell>
          <table:table-cell office:value-type="string">
            <text:p>Helper Member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#Bh</text:p>
          </table:table-cell>
          <table:table-cell office:value-type="string">
            <text:p>Helper Traine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#Bi</text:p>
          </table:table-cell>
          <table:table-cell office:value-type="string">
            <text:p>Teacher AIC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#Bj</text:p>
          </table:table-cell>
          <table:table-cell office:value-type="string">
            <text:p>Teacher Head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#Bk</text:p>
          </table:table-cell>
          <table:table-cell office:value-type="string">
            <text:p>Teacher Elder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#Bl</text:p>
          </table:table-cell>
          <table:table-cell office:value-type="string">
            <text:p>Teacher Member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#Bm</text:p>
          </table:table-cell>
          <table:table-cell office:value-type="string">
            <text:p>Teacher Trainee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#Bn</text:p>
          </table:table-cell>
          <table:table-cell office:value-type="string">
            <text:p>Mentor AIC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#Bo</text:p>
          </table:table-cell>
          <table:table-cell office:value-type="string">
            <text:p>Mentor Head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#Bp</text:p>
          </table:table-cell>
          <table:table-cell office:value-type="string">
            <text:p>Mentor Elder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#Bq</text:p>
          </table:table-cell>
          <table:table-cell office:value-type="string">
            <text:p>Mentor Member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#Br</text:p>
          </table:table-cell>
          <table:table-cell office:value-type="string">
            <text:p>Mentor Trainee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#Bs</text:p>
          </table:table-cell>
          <table:table-cell office:value-type="string">
            <text:p>DEP Creator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#Bt</text:p>
          </table:table-cell>
          <table:table-cell office:value-type="string">
            <text:p>DEP Associate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#Bu</text:p>
          </table:table-cell>
          <table:table-cell office:value-type="string">
            <text:p>Irregular AIC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#Bv</text:p>
          </table:table-cell>
          <table:table-cell office:value-type="string">
            <text:p>Irregular Head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#Bw</text:p>
          </table:table-cell>
          <table:table-cell office:value-type="string">
            <text:p>Irregular Elder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#Bx</text:p>
          </table:table-cell>
          <table:table-cell office:value-type="string">
            <text:p>Irregular Member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#By</text:p>
          </table:table-cell>
          <table:table-cell office:value-type="string">
            <text:p>Irregular Trainee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#Bz</text:p>
          </table:table-cell>
          <table:table-cell office:value-type="string">
            <text:p>Eventer AIC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#B{</text:p>
          </table:table-cell>
          <table:table-cell office:value-type="string">
            <text:p>Eventer Head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#B|</text:p>
          </table:table-cell>
          <table:table-cell office:value-type="string">
            <text:p>Eventer Elder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#B}</text:p>
          </table:table-cell>
          <table:table-cell office:value-type="string">
            <text:p>Eventer Member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#B~</text:p>
          </table:table-cell>
          <table:table-cell office:value-type="string">
            <text:p>Eventer Trainee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6">06/06/2013</text:date>, <text:time>07:20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5-27T01:55:48.62</meta:creation-date>
    <dc:date>2013-06-06T07:20:29.64</dc:date>
    <meta:editing-duration>PT1H1M28S</meta:editing-duration>
    <meta:editing-cycles>2</meta:editing-cycles>
    <meta:generator>OpenOffice.org/3.3$Win32 OpenOffice.org_project/330m20$Build-9567</meta:generator>
    <meta:document-statistic meta:table-count="3" meta:cell-count="252" meta:object-count="0"/>
  </office:meta>
</office:document-meta>
</file>